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b6a9" officeooo:paragraph-rsid="000fb6a9"/>
    </style:style>
    <style:style style:name="P2" style:family="paragraph" style:parent-style-name="Standard" style:list-style-name="L1">
      <style:text-properties officeooo:rsid="000fb6a9" officeooo:paragraph-rsid="000fb6a9"/>
    </style:style>
    <style:style style:name="P3" style:family="paragraph" style:parent-style-name="Standard" style:list-style-name="L1">
      <style:text-properties officeooo:paragraph-rsid="000fb6a9"/>
    </style:style>
    <style:style style:name="P4" style:family="paragraph" style:parent-style-name="Standard" style:list-style-name="L1">
      <style:text-properties officeooo:rsid="0010558f" officeooo:paragraph-rsid="0010558f"/>
    </style:style>
    <style:style style:name="P5" style:family="paragraph" style:parent-style-name="Standard">
      <style:text-properties officeooo:rsid="0010558f" officeooo:paragraph-rsid="0010558f"/>
    </style:style>
    <style:style style:name="P6" style:family="paragraph" style:parent-style-name="Standard" style:list-style-name="L2">
      <style:text-properties officeooo:rsid="0010558f" officeooo:paragraph-rsid="0010558f"/>
    </style:style>
    <style:style style:name="T1" style:family="text">
      <style:text-properties officeooo:rsid="000fb6a9"/>
    </style:style>
    <style:style style:name="T2" style:family="text">
      <style:text-properties officeooo:rsid="001055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s 2 installeren</text:p>
      <text:p text:style-name="P1"/>
      <text:list xml:id="list5258443234892938287" text:style-name="L1">
        <text:list-item>
          <text:p text:style-name="P3"><text:span text:style-name="T1">Installeer het Raspian OS. Het moet een recent release zijn waarbij Scratch niet meer als su draait. Anders beinvloedt die de USB poorten.</text:span></text:p>
        </text:list-item>
        <text:list-item>
          <text:p text:style-name="P2">Installeer scratchClient . </text:p>
          <text:list>
            <text:list-item>
              <text:p text:style-name="P2">Maak een map in /home/pi en noem die scratchClient. Pak daarin uit de files in het scratchClient.tar.gz file die je kunt downloaden van <text:a xlink:type="simple" xlink:href="http://heppg.de/ikg/wordpress/?page_id=6" text:style-name="Internet_20_link" text:visited-style-name="Visited_20_Internet_20_Link">http://heppg.de/ikg/wordpress/?page_id=6</text:a></text:p>
            </text:list-item>
            <text:list-item>
              <text:p text:style-name="P2">Volg de installatieinstructies in de handleiding die op dezelfde pagina staat.</text:p>
            </text:list-item>
          </text:list>
        </text:list-item>
        <text:list-item>
          <text:p text:style-name="P2">Maak een map /home/pi/Weekendschool en zet daarin de config files. De drie config files zijn allemaal hetzelfde, alleen verwijzen ze naar een andere USB poort. Dit is gedaan omdat als de USB verbinding wordt verbroken en weer wordt gemaakt het een tijdje duurt voordat dezelfde USB poort wordt toegewezen – en alleen als scratchClient gestopt is.</text:p>
        </text:list-item>
        <text:list-item>
          <text:p text:style-name="P2">Maak een map /home/pi/Desktop/Begeleider en zet daar in de file StartScratchClient.bash. </text:p>
        </text:list-item>
        <text:list-item>
          <text:p text:style-name="P2">Geef die file execute rechten (minstens 700).</text:p>
        </text:list-item>
        <text:list-item>
          <text:p text:style-name="P2">Zet de scratchfile <text:span text:style-name="T2">Les 2a.sb </text:span>ergens neer. Bijvoorbeeld op de desktop.</text:p>
        </text:list-item>
        <text:list-item>
          <text:p text:style-name="P2">Voer uit: StartScratchClient.bash </text:p>
        </text:list-item>
        <text:list-item>
          <text:p text:style-name="P2">Start het Scratch programma <text:span text:style-name="T2">Les 2a.sb</text:span></text:p>
        </text:list-item>
        <text:list-item>
          <text:p text:style-name="P4">Druk in Scratch op de start vlag.</text:p>
        </text:list-item>
        <text:list-item>
          <text:p text:style-name="P4">Druk op de knop van de joystick. Nu moet het spel starten.</text:p>
          <text:list>
            <text:list-item>
              <text:p text:style-name="P4">Wacht tot de rode LED brandt.</text:p>
            </text:list-item>
            <text:list-item>
              <text:p text:style-name="P4">De eerste die dan op de knop drukt krijgt een punt. De eend draait naar de persoon en buigt.</text:p>
            </text:list-item>
            <text:list-item>
              <text:p text:style-name="P4">Als je drukt terwijl er geen LED is dan krijgt de tegenstander een punt. De eend draait naar degene die drukte en schud “nee”.</text:p>
            </text:list-item>
            <text:list-item>
              <text:p text:style-name="P4">Na 15 seconden is het spel over.</text:p>
            </text:list-item>
            <text:list-item>
              <text:p text:style-name="P4">De eend maakt nu 3 buigingen naar de winnaar en in het midden als het gelijk spel is.</text:p>
            </text:list-item>
          </text:list>
        </text:list-item>
      </text:list>
      <text:p text:style-name="P5"/>
      <text:p text:style-name="Subtitle">Als de Arduino Nano nog niet geprogrammeerd is</text:p>
      <text:list xml:id="list623026905801868119" text:style-name="L2">
        <text:list-item>
          <text:p text:style-name="P6">Laad met de Arduino IDE de sketch /home/pi/scratchClient/Arduino/arduinoUno/ArduinoUno.ino</text:p>
        </text:list-item>
        <text:list-item>
          <text:p text:style-name="P6">Bedenk dat op Raspberry Pi dit alleen wil lukken met een oud release. Om mysterieuze redenen wil de Arduino programmer geen contact vinden met de Arduino Nano. Wel met een originele, maar niet met een clone. Of het de CH340G chip is weet ik niet, want communiceren onder het nieuwe release werkt wel.</text:p>
        </text:list-item>
        <text:list-item>
          <text:p text:style-name="P6">Je kunt het natuurlijk ook via je PC programmer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21:10:52.568384227</meta:creation-date>
    <dc:date>2016-12-26T21:36:15.230621070</dc:date>
    <meta:editing-duration>PT10M2S</meta:editing-duration>
    <meta:editing-cycles>1</meta:editing-cycles>
    <meta:document-statistic meta:table-count="0" meta:image-count="0" meta:object-count="0" meta:page-count="1" meta:paragraph-count="22" meta:word-count="348" meta:character-count="2038" meta:non-whitespace-character-count="1728"/>
    <meta:generator>LibreOffice/4.3.3.2$Linux_ARM_EABI LibreOffice_project/430m0$Build-2</meta:generator>
  </office:meta>
</office:document-meta>
</file>